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Standard">
      <style:text-properties officeooo:paragraph-rsid="00193cee"/>
    </style:style>
    <style:style style:name="P12" style:family="paragraph" style:parent-style-name="Standard">
      <style:text-properties officeooo:paragraph-rsid="001774df"/>
    </style:style>
    <style:style style:name="P13" style:family="paragraph" style:parent-style-name="Quotations">
      <style:text-properties officeooo:paragraph-rsid="00195a6c"/>
    </style:style>
    <style:style style:name="P14" style:family="paragraph" style:parent-style-name="Standard">
      <style:text-properties officeooo:paragraph-rsid="00195a6c"/>
    </style:style>
    <style:style style:name="P15" style:family="paragraph" style:parent-style-name="Text_20_body">
      <style:text-properties officeooo:paragraph-rsid="00195a6c"/>
    </style:style>
    <style:style style:name="P16"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7"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b7fbe"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2" style:family="paragraph" style:parent-style-name="Standard">
      <style:text-properties style:font-name="Times New Roman1" fo:font-size="12pt" officeooo:paragraph-rsid="00195a6c" style:font-size-asian="12pt" style:font-size-complex="12pt"/>
    </style:style>
    <style:style style:name="P23" style:family="paragraph" style:parent-style-name="Standard">
      <style:text-properties style:font-name="Times New Roman1" fo:font-size="12pt" officeooo:paragraph-rsid="0027b9c4" style:font-size-asian="12pt" style:font-size-complex="12pt"/>
    </style:style>
    <style:style style:name="P24" style:family="paragraph" style:parent-style-name="Standard">
      <style:text-properties officeooo:rsid="000f2e3b" officeooo:paragraph-rsid="00195a6c"/>
    </style:style>
    <style:style style:name="P25" style:family="paragraph" style:parent-style-name="Standard">
      <style:text-properties officeooo:rsid="0010aff7" officeooo:paragraph-rsid="00195a6c"/>
    </style:style>
    <style:style style:name="P26" style:family="paragraph" style:parent-style-name="Standard">
      <style:text-properties officeooo:paragraph-rsid="001ff620"/>
    </style:style>
    <style:style style:name="P27" style:family="paragraph" style:parent-style-name="Standard">
      <style:text-properties officeooo:paragraph-rsid="0023676f"/>
    </style:style>
    <style:style style:name="P28" style:family="paragraph" style:parent-style-name="Standard">
      <style:text-properties officeooo:paragraph-rsid="0024609b"/>
    </style:style>
    <style:style style:name="P29" style:family="paragraph" style:parent-style-name="Standard">
      <style:text-properties officeooo:paragraph-rsid="002505e7"/>
    </style:style>
    <style:style style:name="P30" style:family="paragraph" style:parent-style-name="Standard">
      <style:paragraph-properties fo:margin-top="0in" fo:margin-bottom="0.0835in" style:contextual-spacing="false" style:text-autospace="none"/>
      <style:text-properties officeooo:paragraph-rsid="0026afb1"/>
    </style:style>
    <style:style style:name="P31" style:family="paragraph" style:parent-style-name="Standard">
      <style:text-properties officeooo:paragraph-rsid="0027b9c4"/>
    </style:style>
    <style:style style:name="P32" style:family="paragraph" style:parent-style-name="Standard">
      <style:text-properties officeooo:paragraph-rsid="002911be"/>
    </style:style>
    <style:style style:name="P33" style:family="paragraph" style:parent-style-name="Standard">
      <style:text-properties fo:font-style="normal" officeooo:paragraph-rsid="0029d552" style:font-style-asian="normal" style:font-style-complex="normal"/>
    </style:style>
    <style:style style:name="P34" style:family="paragraph" style:parent-style-name="Standard">
      <style:text-properties officeooo:paragraph-rsid="0029d552"/>
    </style:style>
    <style:style style:name="P35" style:family="paragraph" style:parent-style-name="Standard">
      <style:text-properties officeooo:paragraph-rsid="002a9c20"/>
    </style:style>
    <style:style style:name="P36" style:family="paragraph" style:parent-style-name="Standard">
      <style:text-properties officeooo:paragraph-rsid="002ad1d9"/>
    </style:style>
    <style:style style:name="P37" style:family="paragraph" style:parent-style-name="Standard">
      <style:text-properties officeooo:paragraph-rsid="002b07cc"/>
    </style:style>
    <style:style style:name="P38" style:family="paragraph" style:parent-style-name="Standard">
      <style:text-properties officeooo:paragraph-rsid="002fc188"/>
    </style:style>
    <style:style style:name="P39" style:family="paragraph" style:parent-style-name="Standard">
      <style:text-properties officeooo:paragraph-rsid="00309614"/>
    </style:style>
    <style:style style:name="P40" style:family="paragraph" style:parent-style-name="Standard">
      <style:text-properties officeooo:rsid="000d035b" officeooo:paragraph-rsid="00357c8d"/>
    </style:style>
    <style:style style:name="P41" style:family="paragraph" style:parent-style-name="Standard">
      <style:text-properties officeooo:paragraph-rsid="003a3b99"/>
    </style:style>
    <style:style style:name="P4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43"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44"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45" style:family="paragraph" style:parent-style-name="Heading_20_1" style:master-page-name="First_20_Page">
      <style:paragraph-properties style:page-number="auto"/>
    </style:style>
    <style:style style:name="P46" style:family="paragraph" style:parent-style-name="Heading_20_1">
      <style:text-properties officeooo:paragraph-rsid="00195a6c"/>
    </style:style>
    <style:style style:name="P47" style:family="paragraph" style:parent-style-name="Heading_20_2">
      <style:text-properties officeooo:paragraph-rsid="001ff620"/>
    </style:style>
    <style:style style:name="P48" style:family="paragraph" style:parent-style-name="Heading_20_2">
      <style:text-properties officeooo:paragraph-rsid="00195a6c"/>
    </style:style>
    <style:style style:name="P49" style:family="paragraph" style:parent-style-name="Heading_20_3">
      <style:text-properties officeooo:paragraph-rsid="00193cee"/>
    </style:style>
    <style:style style:name="P50" style:family="paragraph" style:parent-style-name="Heading_20_3">
      <style:text-properties officeooo:paragraph-rsid="001ff620"/>
    </style:style>
    <style:style style:name="P51" style:family="paragraph" style:parent-style-name="Heading_20_3">
      <style:text-properties officeooo:rsid="0029d552" officeooo:paragraph-rsid="0029d552"/>
    </style:style>
    <style:style style:name="P52" style:family="paragraph" style:parent-style-name="Heading_20_3">
      <style:text-properties officeooo:paragraph-rsid="00195a6c"/>
    </style:style>
    <style:style style:name="P53" style:family="paragraph" style:parent-style-name="Standard" style:list-style-name="L1">
      <style:text-properties officeooo:paragraph-rsid="0027b9c4"/>
    </style:style>
    <style:style style:name="P54" style:family="paragraph" style:parent-style-name="Standard" style:list-style-name="L2">
      <style:text-properties style:font-name="Times New Roman1" fo:font-size="12pt" officeooo:paragraph-rsid="0027b9c4" style:font-size-asian="12pt" style:font-size-complex="12pt"/>
    </style:style>
    <style:style style:name="P55" style:family="paragraph" style:parent-style-name="Standard" style:list-style-name="L3">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56" style:family="paragraph" style:parent-style-name="Standard" style:list-style-name="L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7" style:family="paragraph" style:parent-style-name="Standard" style:list-style-name="L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8" style:family="paragraph" style:parent-style-name="Standard" style:list-style-name="L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9" style:family="paragraph" style:parent-style-name="Standard" style:list-style-name="L4">
      <style:text-properties officeooo:paragraph-rsid="00195a6c"/>
    </style:style>
    <style:style style:name="P60" style:family="paragraph" style:parent-style-name="Standard" style:list-style-name="L5">
      <style:text-properties officeooo:paragraph-rsid="00195a6c"/>
    </style:style>
    <style:style style:name="P61" style:family="paragraph" style:parent-style-name="Standard" style:list-style-name="L9">
      <style:text-properties officeooo:paragraph-rsid="00195a6c"/>
    </style:style>
    <style:style style:name="P62" style:family="paragraph" style:parent-style-name="Standard" style:list-style-name="L10">
      <style:text-properties officeooo:rsid="000eb553" officeooo:paragraph-rsid="00195a6c"/>
    </style:style>
    <style:style style:name="P63" style:family="paragraph" style:parent-style-name="Standard" style:list-style-name="L10">
      <style:text-properties officeooo:rsid="000f2e3b" officeooo:paragraph-rsid="00195a6c"/>
    </style:style>
    <style:style style:name="P64" style:family="paragraph" style:parent-style-name="Standard" style:list-style-name="L11">
      <style:text-properties officeooo:rsid="000f2e3b" officeooo:paragraph-rsid="00195a6c"/>
    </style:style>
    <style:style style:name="P65" style:family="paragraph" style:parent-style-name="Standard" style:list-style-name="L12">
      <style:text-properties officeooo:rsid="000f2e3b" officeooo:paragraph-rsid="00195a6c"/>
    </style:style>
    <style:style style:name="P66" style:family="paragraph" style:parent-style-name="Standard" style:list-style-name="L12">
      <style:text-properties officeooo:rsid="001229df" officeooo:paragraph-rsid="00195a6c"/>
    </style:style>
    <style:style style:name="P67" style:family="paragraph" style:parent-style-name="Standard" style:list-style-name="L13">
      <style:text-properties officeooo:paragraph-rsid="00195a6c"/>
    </style:style>
    <style:style style:name="P68"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70" style:family="paragraph">
      <style:paragraph-properties style:writing-mode="lr-tb"/>
      <style:text-properties style:font-name="Times New Roman" fo:font-size="1pt" style:font-name-asian="Times New Roman" style:font-name-complex="Times New Roman"/>
    </style:style>
    <style:style style:name="P7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fo:font-style="italic" style:font-name-asian="Helvetica" style:font-style-asian="italic" style:font-name-complex="Helvetica" style:font-style-complex="italic"/>
    </style:style>
    <style:style style:name="T8" style:family="text">
      <style:text-properties style:use-window-font-color="true" loext:opacity="0%" fo:font-style="normal" style:font-name-asian="Helvetica" style:font-style-asian="normal" style:font-name-complex="Helvetica" style:font-style-complex="normal"/>
    </style:style>
    <style:style style:name="T9" style:family="text">
      <style:text-properties style:use-window-font-color="true" loext:opacity="0%" style:font-name="Times New Roman1" fo:font-size="12pt" style:font-name-asian="Helvetica" style:font-size-asian="12pt" style:font-name-complex="Helvetica" style:font-size-complex="12pt"/>
    </style:style>
    <style:style style:name="T10"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1"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5" style:family="text">
      <style:text-properties officeooo:rsid="000eb553"/>
    </style:style>
    <style:style style:name="T16" style:family="text">
      <style:text-properties officeooo:rsid="000f2e3b"/>
    </style:style>
    <style:style style:name="T17" style:family="text">
      <style:text-properties officeooo:rsid="0013ba84"/>
    </style:style>
    <style:style style:name="T18" style:family="text">
      <style:text-properties officeooo:rsid="0010aff7"/>
    </style:style>
    <style:style style:name="T19" style:family="text">
      <style:text-properties officeooo:rsid="001229df"/>
    </style:style>
    <style:style style:name="T20" style:family="text">
      <style:text-properties fo:color="#0013a9" loext:opacity="100%" style:font-name="Times New Roman1" fo:font-size="12pt" style:font-name-asian="Helvetica" style:font-size-asian="12pt" style:font-name-complex="Helvetica" style:font-size-complex="12pt"/>
    </style:style>
    <style:style style:name="T21" style:family="text">
      <style:text-properties style:font-name="Times New Roman1" fo:font-size="12pt" style:font-size-asian="12pt" style:font-size-complex="12pt"/>
    </style:style>
    <style:style style:name="T22" style:family="text">
      <style:text-properties fo:font-weight="bold" style:font-weight-asian="bold" style:font-weight-complex="bold"/>
    </style:style>
    <style:style style:name="T23" style:family="text">
      <style:text-properties fo:color="#274fad" loext:opacity="100%" style:font-name="Times New Roman1" fo:font-size="12pt" style:font-name-asian="Helvetica" style:font-size-asian="12pt" style:font-name-complex="Helvetica" style:font-size-complex="12pt"/>
    </style:style>
    <style:style style:name="T24" style:family="text">
      <style:text-properties style:text-position="super 58%"/>
    </style:style>
    <style:style style:name="T25" style:family="text">
      <style:text-properties officeooo:rsid="001d77ae"/>
    </style:style>
    <style:style style:name="T26" style:family="text">
      <style:text-properties officeooo:rsid="0009d4d1"/>
    </style:style>
    <style:style style:name="T27" style:family="text">
      <style:text-properties officeooo:rsid="00195689"/>
    </style:style>
    <style:style style:name="T28" style:family="text">
      <style:text-properties officeooo:rsid="001a7034"/>
    </style:style>
    <style:style style:name="T29" style:family="text">
      <style:text-properties officeooo:rsid="0008f6d9"/>
    </style:style>
    <style:style style:name="T30" style:family="text">
      <style:text-properties officeooo:rsid="0047359b"/>
    </style:style>
    <style:style style:name="T31" style:family="text">
      <style:text-properties style:font-name="Arial" officeooo:rsid="001362a9"/>
    </style:style>
    <style:style style:name="T3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bookmark-start text:name="__RefHeading___Toc4287_1879797729"/>Introduction<text:bookmark-end text:name="__RefHeading___Toc4287_1879797729"/></text:h>
      <text:p text:style-name="P12">This working note covers the Traction Protocol, the way that OpenLCB handles moving objects such as locomotives, engines, and other rolling stock.</text:p>
      <text:h text:style-name="Heading_20_2" text:outline-level="2"><text:bookmark-start text:name="__RefHeading___Toc4289_1879797729"/>Served Use Cases<text:bookmark-end text:name="__RefHeading___Toc4289_1879797729"/></text:h>
      <text:h text:style-name="P49" text:outline-level="3">Train Operation</text:h>
      <text:p text:style-name="P1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49" text:outline-level="3">Large Modular Layout</text:h>
      <text:p text:style-name="P11">Arnold has put his OpenLCB-equipped train on a large modular layout, where it is one of 500 pieces of equipment. He picks up a throttle, presses a few keys, sees his train, selects it and starts to operate it.</text:p>
      <text:h text:style-name="P49" text:outline-level="3">Train on New Layout</text:h>
      <text:p text:style-name="P1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2" text:outline-level="2"><text:bookmark-start text:name="__RefHeading___Toc4291_1879797729"/>Unserved Use Cases<text:bookmark-end text:name="__RefHeading___Toc4291_1879797729"/></text:h>
      <text:h text:style-name="P49" text:outline-level="3">Third-Party Communications</text:h>
      <text:p text:style-name="P11">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text:soft-page-break/>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Standard"/>
      <text:h text:style-name="Heading_20_2" text:outline-level="2"><text:bookmark-start text:name="__RefHeading___Toc4301_1879797729"/>Message Formats<text:bookmark-end text:name="__RefHeading___Toc4301_1879797729"/></text:h>
      <text:p text:style-name="P32">AA.AA refers to an NMRA short or long address in the format defined by the NMRA. (Say a few words about short addresses in two bytes, maybe give examples)<office:annotation loext:resolved="false"><dc:creator>Bob Jacobsen</dc:creator><dc:date>2022-09-01T17:16:52.044633327</dc:date><meta:creator-initials>BJ</meta:creator-initials><text:p text:style-name="P69"><text:span text:style-name="T32">This doesn’t seem to be used anywhere. <text:s/>But might come back in if there’s a discussion of the legacy node number pattern. If so, move it there.</text:span></text:p></office:annotation></text:p>
      <text:h text:style-name="P50" text:outline-level="3">Defined Event IDs</text:h>
      <text:h text:style-name="Heading_20_3" text:outline-level="3">Traction Control Command Message</text:h>
      <text:p text:style-name="P33">The MTI modifiers are chosen to have the reply a higher priority than the request, ensuring replies to repeated instructions are always possible. <text:s/>The<office:annotation office:name="__Annotation__4001_304900436" loext:resolved="false"><dc:creator>Bob Jacobsen</dc:creator><dc:date>2022-09-01T17:17:50.870162793</dc:date><meta:creator-initials>BJ</meta:creator-initials><text:p text:style-name="P69"><text:span text:style-name="T32">Same priority?</text:span></text:p></office:annotation> same priority<office:annotation-end office:name="__Annotation__4001_304900436"/> and index are used for command and reply messages, changing only the modifier, to use less of the high-priority MTI space which is a scarce resource.</text:p>
      <text:p text:style-name="P34">Dedicated OpenLCB messages are defined for traction control, instead of using datagrams, so that they have higher priority. Given the small size of these messages, they also use less bandwidth than datagrams. </text:p>
      <text:p text:style-name="P34">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4">Higher priority to ensure can be sent immediately over Traction Control Command messages. Coding and structure similar.</text:p>
      <text:p text:style-name="P38">The Query Function Reply is in the format of the Set Function message, with a different MTI and the query bit set.</text:p>
      <text:p text:style-name="P34">On CAN, the Query Speed/Direction reply does not fit in a single frame, so it's sent as two frames with start and end marked in the 1<text:span text:style-name="T24">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25">is a bit set</text:span>. <text:span text:style-name="T25">Bit zero shall be set if and only if an Emergency Stop command was received after the last Set Speed/Direction command. </text:span>For example, from node with alias 123 to node with alias 456, all speeds equal to 0x4420 would be sent as the two frames:</text:p>
      <text:p text:style-name="P34"><text:tab/>195E8123 14 56 10 44 20 00 44 20 </text:p>
      <text:p text:style-name="P34"><text:tab/>195E8123 24 56 44 20</text:p>
      <text:p text:style-name="P34">which together are the single message</text:p>
      <text:p text:style-name="P34"><text:tab/>MTI=05E8 10 44 20 00 44 20 44 20</text:p>
      <text:h text:style-name="P50" text:outline-level="3" text:is-list-header="true"><text:soft-page-break/><text:s/></text:h>
      <text:h text:style-name="Heading_20_2" text:outline-level="2"><text:bookmark-start text:name="__RefHeading___Toc4303_1879797729"/>States<text:bookmark-end text:name="__RefHeading___Toc4303_1879797729"/></text:h>
      <text:p text:style-name="P26"/>
      <text:h text:style-name="P47" text:outline-level="2"><text:bookmark-start text:name="__RefHeading___Toc4305_18797977291"/>Interactions<text:bookmark-end text:name="__RefHeading___Toc4305_18797977291"/></text:h>
      <text:p text:style-name="P26"/>
      <text:h text:style-name="P51" text:outline-level="3">Train Assignment</text:h>
      <text:p text:style-name="P34">A node m<text:span text:style-name="T26">a</text:span>y Query the active <office:annotation loext:resolved="false"><dc:creator>Bob Jacobsen</dc:creator><dc:date>2022-09-01T17:19:36.105541326</dc:date><meta:creator-initials>BJ</meta:creator-initials><text:p text:style-name="P69"><text:span text:style-name="T32">Active controller node?</text:span></text:p></office:annotation>node from a train node. It would be better to return an error code but that would require a multi-frame message which is possible but undesirable.</text:p>
      <text:p text:style-name="P37">Traction Management locks/releases the train node such that interactions that require multiple messages between 2 or more nodes are guaranteed to be completed before another node can set (modify) the configuration on the train node. <text:s/>These messages are not needed for normal traction operations such as speed and function set/query. <text:s/>If the node attempting to set attributes of the train is not the active node the train node will ignore the request and as such locking/releasing is not required.</text:p>
      <text:h text:style-name="Heading_20_3" text:outline-level="3">Emergency Stop</text:h>
      <text:h text:style-name="Heading_20_3" text:outline-level="3">Function Operation</text:h>
      <text:h text:style-name="Heading_20_3" text:outline-level="3">Train Configuration</text:h>
      <text:h text:style-name="Heading_20_3" text:outline-level="3">Train Identification</text:h>
      <text:p text:style-name="P31">OpenLCB Train nodes use:</text:p>
      <text:list text:style-name="L1">
        <text:list-item>
          <text:p text:style-name="P53">The Event Transport protocol to locate Train nodes</text:p>
        </text:list-item>
        <text:list-item>
          <text:p text:style-name="P53">PIP for enquiry about the support</text:p>
        </text:list-item>
        <text:list-item>
          <text:p text:style-name="P53">SNII and/or Memory configuration, CDI &amp; ACDI <text:s/>for identification of a specific train node.</text:p>
        </text:list-item>
      </text:list>
      <text:p text:style-name="P23">Trains are OpenLCB nodes just like any other. As such, they can take part in protocols such as Node Verification and Simple Node Information which allows other nodes to learn about them.</text:p>
      <text:p text:style-name="P23">Train Acquisition Protocol<office:annotation loext:resolved="false"><dc:creator>Bob Jacobsen</dc:creator><dc:date>2022-09-02T07:06:49.214070681</dc:date><meta:creator-initials>BJ</meta:creator-initials><text:p text:style-name="P69"><text:span text:style-name="T32">(Multiple places) <text:s/>This “Train Acquisition Protocol” phrase seems to have different meantings in different places. <text:s/>Sometimes its about identification (including search) and sometimes it’s about the reserve/assign protocol. <text:s/>Can we find better names for the two parts?</text:span></text:p><text:p text:style-name="P69"><text:span text:style-name="T32"/></text:p></office:annotation> is necessary because the train operator doesn't want to pick up a throttle and enter “06.011.00.02.1F.2D” (a node ID), or even “110 Long” (a DCC address), but rather just pick the desired locomotive from a list of those available<office:annotation loext:resolved="false"><dc:creator>Bob Jacobsen</dc:creator><dc:date>2022-09-01T17:20:47.149877572</dc:date><meta:creator-initials>BJ</meta:creator-initials><text:p text:style-name="P69"><text:span text:style-name="T32">This seems to be a non-sequitor that really refers to the separate search protocol.</text:span></text:p></office:annotation>. (A throttle should still allow the operator to directly enter the address, when that's what the operator wants to do.)</text:p>
      <text:p text:style-name="P23">The train acquisition process simplifies locating desired train nodes so that small hand-held throttle nodes can efficiently take part. It does this using several approaches, which can be used as needed by throttles:</text:p>
      <text:list text:style-name="L2">
        <text:list-item>
          <text:p text:style-name="P54">Events are used to announce the existence and status of Train nodes</text:p>
        </text:list-item>
        <text:list-item>
          <text:p text:style-name="P54">Train nodes will generally implement the Simple Node Information protocol so that throttles can get basic, user-readable identification from them</text:p>
        </text:list-item>
        <text:list-item>
          <text:p text:style-name="P54">A search protocol is (being) defined to make it possible to locate individual Train nodes without having to read information from all of them</text:p>
        </text:list-item>
      </text:list>
      <text:h text:style-name="Heading_20_3" text:outline-level="3"><text:soft-page-break/>Basic Throttle and Train Connection</text:h>
      <text:h text:style-name="Heading_20_3" text:outline-level="3">Conflicting Throttles</text:h>
      <text:h text:style-name="Heading_20_3" text:outline-level="3">Throttle to Throttle Successful Hand-over (steal)</text:h>
      <text:h text:style-name="Heading_20_3" text:outline-level="3">Listeners</text:h>
      <text:p text:style-name="P37"><text:span text:style-name="T29">Listener</text:span> Configuration allows a<text:span text:style-name="T29">dding listeners to a</text:span> train node, <text:span text:style-name="T29">where the train node shall forward the state-changing requests</text:span> to. <text:span text:style-name="T29">Listeners always get speed change commands forwarded (direct or with reversed direction), and optionally Function 0 or all function commands as well. </text:span></text:p>
      <text:p text:style-name="P40">A train node may provide additional configuration, for example as part of the CDI to customize the forwarding of messages. This may be interesting for virtual train nodes specifically designed to be consist proxies.</text:p>
      <text:h text:style-name="Heading_20_3" text:outline-level="3"><text:bookmark-start text:name="__RefHeading___Toc4305_1879797729"/>Heartbeat<text:bookmark-end text:name="__RefHeading___Toc4305_1879797729"/></text:h>
      <text:p text:style-name="P35"><text:span text:style-name="T27">Train nodes may employ a heartbeat mechanism to ensure that the assigned </text:span><text:span text:style-name="T28">Controller (</text:span><text:span text:style-name="T12">typically a</text:span><text:span text:style-name="T28"> </text:span><text:span text:style-name="T27">throttle</text:span><text:span text:style-name="T28">)</text:span><text:span text:style-name="T27"> is alive and in control of the train</text:span><text:span text:style-name="T13">. </text:span><text:span text:style-name="T11">This is a safety feature that protects valuable equipment from technical failures causing a runaway train rolling uncontrollably.</text:span></text:p>
      <text:p text:style-name="P36"><text:span text:style-name="T11">T</text:span><text:span text:style-name="T12">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4">o</text:span><text:span text:style-name="T12">m the Controller node within the time period of the heartbeats.</text:span></text:p>
      <text:p text:style-name="P19"><text:bookmark-start text:name="__DdeLink__5528_3872312465"/><text:span text:style-name="T2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1"><text:bookmark-start text:name="__DdeLink__2811_304900436"/>There are two timing parameters in the Heartbeat interaction, which may be specified separately by the manufacturer of the train node or the configuration of the user.</text:p>
      <text:list text:style-name="L3">
        <text:list-item>
          <text:p text:style-name="P55">The time period of heartbeats: the maximum idle period after which a heartbeat is sent.</text:p>
        </text:list-item>
        <text:list-item>
          <text:p text:style-name="P55">The deadline: after a heartbeat is sent, how much time does the Controller have to reply.</text:p>
        </text:list-item>
      </text:list>
      <text:p text:style-name="P20">The suggested default values are 10 seconds for period and 3 seconds for deadline. <text:span text:style-name="T25">It is recommended for manufacturers to make the period configurable by the user.</text:span><text:bookmark-end text:name="__DdeLink__2811_304900436"/><text:bookmark text:name="__DdeLink__5528_38723124651"/></text:p>
      <text:p text:style-name="Standard"/>
      <text:h text:style-name="Heading_20_2" text:outline-level="2"><text:s/>Memory Spaces</text:h>
      <text:h text:style-name="Heading_20_3" text:outline-level="3">Configuration Information</text:h>
      <text:h text:style-name="Heading_20_3" text:outline-level="3">CDI</text:h>
      <text:h text:style-name="Heading_20_3" text:outline-level="3">Function Information 0xF9</text:h>
      <text:p text:style-name="P28">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P28"><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P29">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P27">What else ne<text:span text:style-name="T21">eds to be conveyed? "Make this prominent on the throttle"? "Have this there, just a little less prominent"? "Seriously, nobody cares about this option, bury it"?</text:span></text:p>
      <text:p text:style-name="P27"><text:span text:style-name="T9">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0">Survey of existing function names</text:span></text:a><text:span text:style-name="T9">).</text:span></text:p>
      <text:h text:style-name="P46" text:outline-level="1">Background Information</text:h>
      <text:h text:style-name="P48" text:outline-level="2">Speed Control</text:h>
      <text:p text:style-name="P14">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69"><text:span text:style-name="T32">“</text:span><text:span text:style-name="T32">As an example, the 16-bit quantity 0x5640 represents 100 scale-m/s</text:span></text:p></office:annotation></text:p>
      <text:p text:style-name="P1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1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14">The use of meters per second is somewhat arbitrary, and reflects standard velocity units used throughout the metric-speaking world. By standardizing on specific units, we avoid any future unit <text:soft-page-break/>conversion issues. By standardizing on metric units, we simplify future attempts to simulate and control train physics.</text:p>
      <text:p text:style-name="P22"><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8"><office:annotation loext:resolved="false"><dc:creator>Bob Jacobsen</dc:creator><dc:date>2022-09-01T17:08:49.362755477</dc:date><meta:creator-initials>BJ</meta:creator-initials><text:p text:style-name="P69"><text:span text:style-name="T32">For legacy, this estimation also has to be done on the throttle so that both are working with the same top speed. <text:s/>Maybe a recommendation?</text:span></text:p></office:annotation></text:span><text:span text:style-name="T8"> Thus, the command station could reasonably estimate that 30mph translates to speed step 8.</text:span></text:p>
      <text:p text:style-name="P16">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69"><text:span text:style-name="T32">“</text:span><text:span text:style-name="T32">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48" text:outline-level="2">Function Control</text:h>
      <text:p text:style-name="P14">"Functions" like "horn", "headlight", etc are key user features when operating modern decoders. But they're also configuration-like, in that they effect the operation of the device.</text:p>
      <text:p text:style-name="P14">How to handle them for a native OpenLCB piece of rolling stock, and for legacy ones via e.g. DCC?</text:p>
      <text:p text:style-name="P1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14">People just think about operating and configuring their locomotives as separate things. (Though e.g. "Master Volume" can cross the line)</text:p>
      <text:p text:style-name="P1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1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14"><text:soft-page-break/>Additionally, each FX can take a 16-bit value. Current technology<office:annotation loext:resolved="false"><dc:creator>Bob Jacobsen</dc:creator><dc:date>2022-09-01T17:11:27.687613423</dc:date><meta:creator-initials>BJ</meta:creator-initials><text:p text:style-name="P69"><text:span text:style-name="T32">Analog output option?</text:span></text:p></office:annotation> only permits binary FX; thus 0x00 should be interpreted as "off" for a binary FX, and any non-zero value as "on". Analog (non-binary) FX should treat the 16-bit value as an unsigned integer.</text:p>
      <text:p text:style-name="P14">Function values are stored in the 0xF9 memory space. "Function Definition Information", similar in intent to Configuration Definition Information (CDI) is stored in XML format in address space 0xFA to provide user-oriented context. That includes:</text:p>
      <text:list text:style-name="L4">
        <text:list-item>
          <text:p text:style-name="P59">Memory layout of the function values, allowing for multiple data types from binary (one and off for lights) through integer values (for e.g. sound intensities) and strings (sign displays?).</text:p>
        </text:list-item>
        <text:list-item>
          <text:p text:style-name="P59">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69"><text:span text:style-name="T32">How? Is that required (hence in Standard)?</text:span></text:p></office:annotation></text:p>
        </text:list-item>
      </text:list>
      <text:p text:style-name="P14">What else needs to be conveyed? "Make this prominent on the throttle"? "Have this there, just a little less prominent"? "Seriously, nobody cares about this option, bury it"?</text:p>
      <text:p text:style-name="P1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52" text:outline-level="3">Outputs vs Functions</text:h>
      <text:p text:style-name="P2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7">OpenLCB makes a clean separation between functions, which are the control operations, and all configuration &amp; physical information, which lives in the memory configuration and CDI. If there's to be a mapping, it's defined through the CDI.</text:p>
      <text:h text:style-name="P52" text:outline-level="3">Legacy DCC Function Control</text:h>
      <text:p text:style-name="P1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1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1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14"><text:soft-page-break/>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1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14">RP-9.2.1 defines the following:</text:p>
      <text:list text:style-name="L5">
        <text:list-item>
          <text:p text:style-name="P60">Function Group One: 5 (F0-F4)</text:p>
        </text:list-item>
        <text:list-item>
          <text:p text:style-name="P60">Function Group Two: 8 (F5-F12)</text:p>
        </text:list-item>
        <text:list-item>
          <text:p text:style-name="P60">Binary State Control: 32767 (15bits) (note: different address space!)<office:annotation loext:resolved="false"><dc:creator>Bob Jacobsen</dc:creator><dc:date>2022-09-01T17:13:42.741307203</dc:date><meta:creator-initials>BJ</meta:creator-initials><text:p text:style-name="P69"><text:span text:style-name="T32">Discuss the short address space option</text:span></text:p></office:annotation></text:p>
        </text:list-item>
        <text:list-item>
          <text:p text:style-name="P60">Feature Expansion Command 11110: 8 (F13-F20)</text:p>
        </text:list-item>
        <text:list-item>
          <text:p text:style-name="P60">Feature Expansion Command 11111: 8 (F21-F28)</text:p>
        </text:list-item>
      </text:list>
      <text:p text:style-name="P17">And in the future, perhaps even more. Possibly a lot more. There are just under 20 bits of address space available in the Feature Expansion Command Instruction for the potential manipulation of Binary State Controls.</text:p>
      <text:h text:style-name="P48" text:outline-level="2">Configuration</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8">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69"><text:span text:style-name="T32">The Standard mentions use of the name fueld.</text:span></text:p></office:annotation></text:p>
      <text:p text:style-name="P18">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69"><text:span text:style-name="T32">Label this future work?</text:span></text:p></office:annotation></text:p>
      <text:list text:style-name="L6">
        <text:list-item>
          <text:p text:style-name="P56">Extend them with a third block, only present when the node implements the train protocol (as seen in PIP). To allow later introduction of more types, this block would have some versioning/type information, but that's straightforward.</text:p>
        </text:list-item>
        <text:list-item>
          <text:p text:style-name="P56">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69"><text:span text:style-name="T32">Not how SNIP versioning works, this needs an update..</text:span></text:p></office:annotation></text:p>
        </text:list-item>
      </text:list>
      <text:p text:style-name="P30"><text:soft-page-break/><text:span text:style-name="T9">Suitable content for a (first version of) this might be (from [ </text:span><text:a xlink:type="simple" xlink:href="http://jmri.org/JavaDoc/doc/jmri/jmrit/roster/RosterEntry.html" text:style-name="Internet_20_link" text:visited-style-name="Visited_20_Internet_20_Link"><text:span text:style-name="T23">http://jmri.org/JavaDoc/doc/jmri/jmrit/roster/RosterEntry.html</text:span></text:a><text:span text:style-name="T9"> JMRI roster], see also similar concepts in [rocrail.net RocRail]):</text:span></text:p>
      <text:list text:style-name="L7">
        <text:list-item>
          <text:p text:style-name="P57">Road Name</text:p>
        </text:list-item>
        <text:list-item>
          <text:p text:style-name="P57">Road Number</text:p>
        </text:list-item>
      </text:list>
      <text:p text:style-name="P18">(Manufacturer, model, owner description, comments, etc are already present in ACDI/SNI)</text:p>
      <text:p text:style-name="P18">For DCC locomotives, more terms might be desired:</text:p>
      <text:list text:style-name="L8">
        <text:list-item>
          <text:p text:style-name="P58">DCC Address</text:p>
        </text:list-item>
        <text:list-item>
          <text:p text:style-name="P58">Decoder Type (Manufacturer, model)</text:p>
          <text:p text:style-name="P58"/>
        </text:list-item>
      </text:list>
      <text:p text:style-name="P14">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69"><text:span text:style-name="T32">Was this actually done?</text:span></text:p></office:annotation></text:p>
      <text:h text:style-name="Heading_20_3" text:outline-level="3">Legacy DCC Configuration and C<text:span text:style-name="T30">V</text:span>s</text:h>
      <text:p text:style-name="P14"/>
      <text:p text:style-name="P14">[Moved here from the old Wiki Page]</text:p>
      <text:p text:style-name="P41">OpenLCB has a protocol for handling configuration of nodes. It should work fine for native OpenLCB rolling stock.</text:p>
      <text:p text:style-name="P41">Can/should it be adapted to handle the way existing DCC locomotives are configured through CVs?</text:p>
      <text:p text:style-name="P14">For CVs<office:annotation loext:resolved="false"><dc:creator>Bob Jacobsen</dc:creator><dc:date>2022-09-01T17:23:10.318253059</dc:date><meta:creator-initials>BJ</meta:creator-initials><text:p text:style-name="P69"><text:span text:style-name="T32">There doesn’t seem to have been decisions on this, in which case we should move this whole section to “future work”</text:span></text:p></office:annotation>, one idea that we'd have a memory space that maps straight to the decoder CV space.</text:p>
      <text:p text:style-name="P1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14">There are two remaining issues. First, is handling "indexed" CVs. (Ones where you write 12 to CV 51, then 8 to CV52, and then CV54 is the value you want to read/write). QSI is the only extensive user of these, but they're starting to appear in other places too.</text:p>
      <text:p text:style-name="P1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1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1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14"><text:soft-page-break/>0xFF 00 53 3C</text:p>
      <text:p text:style-name="P14">is the middle bits (the 3C mask) of CV 53, and the 0xFF is just an arbitrary key for this. That doesn't work with noncontiguous splits across generic CVs, though, as that takes a lot to configure.</text:p>
      <text:p text:style-name="P14">(And don't get me started on CV1/CV29 sequencing; I think we just ignore that entirely at the CDI level &amp; build it into the gateway to DCC)</text:p>
      <text:p text:style-name="P14">In the end, these legacy pains can't really be avoided. We have to craft the OpenLCB protocols to do a reasonable job with them, but I don't think we have to go nearly as far into the weird special cases as e.g. DecoderPro does.</text:p>
      <text:h text:style-name="P48" text:outline-level="2">How to find human-readable loco information</text:h>
      <text:p text:style-name="P39"><text:span text:style-name="T9">A search protocol </text:span><office:annotation office:name="__Annotation__4202_304900436" loext:resolved="false"><dc:creator>Bob Jacobsen</dc:creator><dc:date>2022-09-01T17:23:59.020552054</dc:date><meta:creator-initials>BJ</meta:creator-initials><text:p text:style-name="P69"><text:span text:style-name="T32">Has been</text:span></text:p></office:annotation><text:span text:style-name="T9">may eventually</text:span><office:annotation-end office:name="__Annotation__4202_304900436"/><text:span text:style-name="T9">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3">here</text:span></text:a><text:span text:style-name="T9"> in pdf format and </text:span><text:a xlink:type="simple" xlink:href="http://www.mustangpeak.net/SearchProtocol.otd" text:style-name="Internet_20_link" text:visited-style-name="Visited_20_Internet_20_Link"><text:span text:style-name="T23">here</text:span></text:a><text:span text:style-name="T9"> in OpenOffice Writ</text:span><text:span text:style-name="T10">er</text:span></text:p>
      <text:p text:style-name="P39">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69"><text:span text:style-name="T32">This sentence no verb.</text:span></text:p></office:annotation></text:p>
      <text:p text:style-name="P14">I believe we should strive to make our proposed system not be specific to a particular digital system (e.g. DCC) or otherwise biased. The procedure of "take the cab number from the loco, punch it in and drive" is actually quite US-specific.</text:p>
      <text:p text:style-name="P14">Balazs Racz wrote about how identification works in Europe:</text:p>
      <text:p text:style-name="P1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13">91 85 0 474 014 2</text:p>
      <text:p text:style-name="P13">This number is written in a size on the prototype that is legible to a person standing next to it. It is very much not obvious to read it off of a model. this number is not really suitable to punch into a throttle in order to get going...</text:p>
      <text:p text:style-name="P13">[Note about assumptions: Freight cars also have such an ID. However, JMRI itself limits the length of the car ID t something like 8 or 10 characters, so it is not possible to accurately represent a European freight car in JMRI.]</text:p>
      <text:p text:style-name="P1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13"><text:soft-page-break/>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13">So punching in the loco address into the throttle is also not an option.</text:p>
      <text:p text:style-name="P13">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13">I would find it a shame if the recommended design of OpenLCB would only support US-based roads.</text:p>
      <text:p text:style-name="P13">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P14">Note that SNII/ACDI defines a manufacturer as &lt; 41 bytes, model name &lt; 41 bytes, hardware &amp; software versions &lt; 21, node name &lt; 63 bytes, node description &lt; 64 bytes (including terminating null), much more of than Balazs' example.</text:p>
      <text:h text:style-name="P48" text:outline-level="2">Consisting <text:span text:style-name="T15">and Listeners</text:span></text:h>
      <text:p text:style-name="P14">Consisting is a process familiar to model railroaders, who use it for many purposes:</text:p>
      <text:list text:style-name="L9">
        <text:list-item>
          <text:p text:style-name="P61">Run multiple diesel engines together as a model MU</text:p>
        </text:list-item>
        <text:list-item>
          <text:p text:style-name="P61">Run helper locomotives together due to a shortage of (real) engineers</text:p>
        </text:list-item>
        <text:list-item>
          <text:p text:style-name="P61">Connect multiple pieces of rolling stock (passenger cars, cabooses) together to make it easier to control sound and lighting effects</text:p>
        </text:list-item>
        <text:list-item>
          <text:p text:style-name="P61">Connect sound decoders with motion-control decoders so they work well together</text:p>
        </text:list-item>
      </text:list>
      <text:p text:style-name="P14">OpenLCB handles consisting <text:span text:style-name="T15">by introducing the “Listener” concept to all train nodes. A listener is attached to a given train node in order to receive a copy of all state changing requests that arrive at the given train node. This serves multiple purposes:</text:span></text:p>
      <text:list text:style-name="L10">
        <text:list-item>
          <text:p text:style-name="P62">Consist follower engines can be attached directly to the consist lead train node and receive all speed set commands, which will cause the consist to move together.</text:p>
        </text:list-item>
        <text:list-item>
          <text:p text:style-name="P62"><text:soft-page-break/>Throttles that lose<office:annotation loext:resolved="false"><dc:creator>Bob Jacobsen</dc:creator><dc:date>2022-09-01T17:30:02.133869153</dc:date><meta:creator-initials>BJ</meta:creator-initials><text:p text:style-name="P69"><text:span text:style-name="T32">Can a throttle actually “lose” control, as opposed to “surrendering” it?</text:span></text:p></office:annotation> the control of a locomotive (through stealing <text:span text:style-name="T16">or hand-over</text:span>) can register themselves as listener on the locomotive, and update the UI as the other engineer is driving the train.</text:p>
        </text:list-item>
        <text:list-item>
          <text:p text:style-name="P63">It becomes possible to add a display to the train node that displays a train's status and keeps it up to date without polling for updates and unnecessarily consuming bus bandwidth.</text:p>
        </text:list-item>
      </text:list>
      <text:p text:style-name="P24">Consisting can be applied by two methods:</text:p>
      <text:list text:style-name="L11">
        <text:list-item>
          <text:p text:style-name="P64">If the lead engine supports listeners<office:annotation loext:resolved="false"><dc:creator>Bob Jacobsen</dc:creator><dc:date>2022-09-01T17:30:46.117756838</dc:date><meta:creator-initials>BJ</meta:creator-initials><text:p text:style-name="P69"><text:span text:style-name="T32">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64">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4">The listener configuration allows selecting some common use-cases for the consist:</text:p>
      <text:list text:style-name="L12">
        <text:list-item>
          <text:p text:style-name="P65">Forward speed only.</text:p>
        </text:list-item>
        <text:list-item>
          <text:p text:style-name="P65">Forward speed but invert direction (when the following locomotive is backwards-facing in the consist).</text:p>
        </text:list-item>
        <text:list-item>
          <text:p text:style-name="P65">Forward function zero (usually light). Turning this on for the lead and the tail engine in the consist, but off for all middle members of the consist will cause the consist to behave prototypically with headlights.</text:p>
        </text:list-item>
        <text:list-item>
          <text:p text:style-name="P65">Forward all functions. Useful for the throttle listener use-case or in case the two locomotives are equipped with identical decoders and features.</text:p>
        </text:list-item>
        <text:list-item>
          <text:p text:style-name="P66">More advanced configuration (e.g. function remapping, arbitrary function filter) may be applied by using the regular configuration user interface of the consist lead node (e.g. CDI). <text:span text:style-name="T17">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4">The consist's listener relation may<office:annotation loext:resolved="false"><dc:creator>Bob Jacobsen</dc:creator><dc:date>2022-09-01T17:32:19.473867142</dc:date><meta:creator-initials>BJ</meta:creator-initials><text:p text:style-name="P69"><text:span text:style-name="T32">“</text:span><text:span text:style-name="T32">may” here means doesn’t have to be. <text:s/>Does the asymmetric case need discussion of pros and cons too?</text:span></text:p></office:annotation> be established in a symmetric manner, <text:span text:style-name="T18">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5">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19">Of course this feature will only work </text:span><office:annotation office:name="__Annotation__4421_304900436" loext:resolved="false"><dc:creator>Bob Jacobsen</dc:creator><dc:date>2022-09-01T17:33:10.245091672</dc:date><meta:creator-initials>BJ</meta:creator-initials><text:p text:style-name="P69"><text:span text:style-name="T32">See above, there’s no “if” here.</text:span></text:p></office:annotation><text:span text:style-name="T19">if</text:span><office:annotation-end office:name="__Annotation__4421_304900436"/><text:span text:style-name="T19"> the tail locomotive supports listeners, otherwise it is impossible to establish a symmetric listener relation.</text:span></text:p>
      <text:p text:style-name="P25"><text:soft-page-break/>It is important that the symmetric listener relations create a spanning tree in the consist nodes. If there is any directed circle (longer than 2 nodes), any message injected will be forwarded between those nodes forever.</text:p>
      <text:p text:style-name="P14">and similar “one acts for many” situations by having a node act as the front-man for the consisted group.<office:annotation loext:resolved="false"><dc:creator>Bob Jacobsen</dc:creator><dc:date>2022-09-01T17:34:05.824697007</dc:date><meta:creator-initials>BJ</meta:creator-initials><text:p text:style-name="P69"><text:span text:style-name="T32">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14">Once the consisting <text:span text:style-name="T17">relationship</text:span> has been initialized, it will handle the individual parts of the Traction Protocol series:</text:p>
      <text:list text:style-name="L13">
        <text:list-item>
          <text:p text:style-name="P6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67">Function Control - Although the setup process may be able to map or reassign functions in the consist-member nodes, in the end this protocol is just a pass-through of the function instructions and memory access protocol operations.</text:p>
        </text:list-item>
        <text:list-item>
          <text:p text:style-name="P67">Train Configuration - except for very limited configuration of the consist itself, the consist does not take part in any configuration operations. Those are done by talking directly to the nodes that control the individual pieces of the consist. (CDI for <text:span text:style-name="T17">a specialized</text:span> consist node is going to require careful definition)</text:p>
        </text:list-item>
        <text:list-item>
          <text:p text:style-name="P67">Train Acquisition Protocol - the consist, <text:span text:style-name="T17">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17">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1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14"/>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s/>1 <text:s/>Introduction<text:tab/>1</text:p>
          <text:p text:style-name="P8"><text:s/>1.1 <text:s/>Served Use Cases<text:tab/>1</text:p>
          <text:p text:style-name="P8"><text:s/>1.2 <text:s/>Unserved Use Cases<text:tab/>1</text:p>
          <text:p text:style-name="P7"><text:s/>2 <text:s/>Annotations to the Standard<text:tab/>1</text:p>
          <text:p text:style-name="P8"><text:s/>2.1 <text:s/>Introduction<text:tab/>1</text:p>
          <text:p text:style-name="P8"><text:s/>2.2 <text:s/>Intended Use<text:tab/>1</text:p>
          <text:p text:style-name="P8"><text:s/>2.3 <text:s/>Reference and Context<text:tab/>1</text:p>
          <text:p text:style-name="P8"><text:s/>2.4 <text:s/>Message Formats<text:tab/>1</text:p>
          <text:p text:style-name="P8"><text:s/>2.5 <text:s/>States<text:tab/>1</text:p>
          <text:p text:style-name="P8"><text:s/>2.6 <text:s/>Interactions<text:tab/>1</text:p>
          <text:p text:style-name="P7"><text:s/>3 <text:s/>Background<text:tab/>1</text:p>
          <text:p text:style-name="P7"><text:s/>4 <text:s/>Section Title<text:tab/>2</text:p>
          <text:p text:style-name="P8"><text:s/>4.1 <text:s/>Subsection Title<text:tab/>2</text:p>
          <text:p text:style-name="P9"><text:s/>4.1.1 <text:s/>Sub-subsection Title<text:tab/>2</text:p>
          <text:p text:style-name="P7"><text:s/>5 <text:s/>Section Title<text:tab/>2</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4</text:page-number></text:span></text:span><text:span text:style-name="Page_20_Number"><text:span text:style-name="MT4"><text:s/>of </text:span></text:span><text:span text:style-name="Page_20_Number"><text:span text:style-name="MT4"><text:page-count style:num-format="1">1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14"><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2</meta:editing-cycles>
    <meta:editing-duration>PT21H5M33S</meta:editing-duration>
    <meta:generator>LibreOffice/7.4.1.1$Linux_X86_64 LibreOffice_project/40$Build-1</meta:generator>
    <dc:date>2022-10-17T23:22:33.586578786</dc:date>
    <meta:document-statistic meta:table-count="1" meta:image-count="1" meta:object-count="0" meta:page-count="14" meta:paragraph-count="212" meta:word-count="6034" meta:character-count="36883" meta:non-whitespace-character-count="30999"/>
    <meta:user-defined meta:name="Info 4"/>
    <meta:user-defined meta:name="OLCBdate">Oct 16, 2022</meta:user-defined>
    <meta:user-defined meta:name="OLCBstatus">Preliminary</meta:user-defined>
    <meta:user-defined meta:name="OLCByear">2022</meta:user-defined>
  </office:meta>
</office:document-meta>
</file>